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pt" fo:country="BR" officeooo:rsid="000523c4" officeooo:paragraph-rsid="000523c4" fo:background-color="#ffff00" style:font-size-asian="14pt" style:font-size-complex="16pt"/>
    </style:style>
    <style:style style:name="P2" style:family="paragraph" style:parent-style-name="Standard">
      <style:text-properties fo:font-size="14pt" fo:language="pt" fo:country="BR" officeooo:rsid="0005c244" officeooo:paragraph-rsid="0005c244" fo:background-color="transparent" style:font-size-asian="14pt" style:font-size-complex="14pt"/>
    </style:style>
    <style:style style:name="P3" style:family="paragraph" style:parent-style-name="Standard">
      <style:text-properties fo:font-size="14pt" fo:language="pt" fo:country="BR" fo:font-weight="bold" officeooo:rsid="0005c244" officeooo:paragraph-rsid="0005c244" fo:background-color="#ffff0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pt" fo:country="BR" fo:font-weight="bold" officeooo:rsid="000523c4" officeooo:paragraph-rsid="000523c4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8pt" fo:language="pt" fo:country="BR" officeooo:rsid="000523c4" officeooo:paragraph-rsid="000523c4" fo:background-color="#ffff00" style:font-size-asian="18pt" style:font-size-complex="18pt"/>
    </style:style>
    <style:style style:name="P6" style:family="paragraph" style:parent-style-name="Standard">
      <style:text-properties fo:font-size="12pt" fo:language="pt" fo:country="BR" officeooo:rsid="000523c4" officeooo:paragraph-rsid="000523c4" fo:background-color="transparent" style:font-size-asian="10.5pt" style:font-size-complex="12pt"/>
    </style:style>
    <style:style style:name="P7" style:family="paragraph" style:parent-style-name="Standard">
      <style:text-properties officeooo:paragraph-rsid="0006662d"/>
    </style:style>
    <style:style style:name="P8" style:family="paragraph" style:parent-style-name="Standard">
      <style:text-properties style:font-name="Liberation Serif" fo:font-size="14pt" fo:language="pt" fo:country="BR" fo:font-weight="bold" officeooo:rsid="00118651" officeooo:paragraph-rsid="00118651" fo:background-color="#ffff00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2pt" fo:language="pt" fo:country="BR" fo:font-weight="bold" officeooo:rsid="00065a99" officeooo:paragraph-rsid="00065a99" fo:background-color="transparent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2pt" fo:language="pt" fo:country="BR" officeooo:rsid="0005c244" officeooo:paragraph-rsid="0005c244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4pt" fo:language="pt" fo:country="BR" fo:font-weight="bold" officeooo:rsid="00065a99" officeooo:paragraph-rsid="00115c05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language="pt" fo:country="BR" fo:font-weight="bold" officeooo:rsid="00065a99" officeooo:paragraph-rsid="00065a99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language="pt" fo:country="BR" fo:font-weight="bold" officeooo:rsid="00115c05" officeooo:paragraph-rsid="00115c05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language="pt" fo:country="BR" fo:font-weight="bold" officeooo:rsid="0005c244" officeooo:paragraph-rsid="0005c244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2pt" fo:language="pt" fo:country="BR" fo:font-weight="normal" officeooo:rsid="00118651" officeooo:paragraph-rsid="00118651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language="pt" fo:country="BR" fo:font-weight="normal" officeooo:rsid="0005c244" officeooo:paragraph-rsid="0005c244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pt" fo:country="BR" fo:font-weight="normal" officeooo:rsid="0005c244" officeooo:paragraph-rsid="00065a99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pt" fo:country="BR" fo:font-weight="normal" officeooo:rsid="0005c244" officeooo:paragraph-rsid="0005c244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pt" fo:country="BR" fo:font-weight="bold" officeooo:rsid="00118651" officeooo:paragraph-rsid="00118651" fo:background-color="transparent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Liberation Serif" fo:font-size="14pt" fo:language="pt" fo:country="BR" fo:font-weight="normal" officeooo:rsid="0005c244" officeooo:paragraph-rsid="0005c244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style:font-name="Liberation Serif" fo:font-size="12pt" fo:language="pt" fo:country="BR" fo:font-weight="normal" officeooo:rsid="0005c244" officeooo:paragraph-rsid="0005c244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text-properties style:font-name="Liberation Serif" fo:font-size="12pt" fo:language="pt" fo:country="BR" fo:font-weight="normal" officeooo:rsid="000bc717" officeooo:paragraph-rsid="000bc717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style:font-name="Liberation Serif" fo:font-size="12pt" fo:language="pt" fo:country="BR" fo:font-weight="normal" officeooo:rsid="000d958f" officeooo:paragraph-rsid="000d958f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text-properties style:font-name="Liberation Serif" fo:font-size="12pt" fo:language="pt" fo:country="BR" fo:font-weight="normal" officeooo:rsid="000ea4d7" officeooo:paragraph-rsid="000ea4d7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 style:list-style-name="L2">
      <style:text-properties style:font-name="Liberation Serif" fo:font-size="12pt" fo:language="pt" fo:country="BR" fo:font-weight="normal" officeooo:rsid="000f6660" officeooo:paragraph-rsid="000f6660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text-properties officeooo:paragraph-rsid="000bc717"/>
    </style:style>
    <style:style style:name="P27" style:family="paragraph" style:parent-style-name="Text_20_body" style:list-style-name="L2">
      <style:text-properties officeooo:paragraph-rsid="000d958f"/>
    </style:style>
    <style:style style:name="P28" style:family="paragraph" style:parent-style-name="Text_20_body" style:list-style-name="L2">
      <style:text-properties officeooo:paragraph-rsid="000e3e8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size="12pt" fo:font-weight="normal" officeooo:rsid="00084503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fffa8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language="pt" fo:country="BR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language="pt" fo:country="BR" fo:font-weight="normal" officeooo:rsid="0005c244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language="pt" fo:country="BR" fo:font-weight="normal" officeooo:rsid="0006662d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language="pt" fo:country="BR" fo:font-weight="normal" officeooo:rsid="00084503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language="pt" fo:country="BR" fo:font-weight="normal" officeooo:rsid="000bc717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language="pt" fo:country="BR" fo:font-weight="normal" officeooo:rsid="000d958f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language="pt" fo:country="BR" fo:font-weight="normal" officeooo:rsid="000e3e84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language="pt" fo:country="BR" fo:background-color="transparent" loext:char-shading-value="0" style:font-size-asian="12pt" style:font-size-complex="12pt"/>
    </style:style>
    <style:style style:name="T13" style:family="text">
      <style:text-properties style:font-name="Liberation Serif" officeooo:rsid="000bc717"/>
    </style:style>
    <style:style style:name="T14" style:family="text">
      <style:text-properties style:font-name="Liberation Serif" officeooo:rsid="001186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ologia Enem</text:p>
      <text:p text:style-name="P1"/>
      <text:p text:style-name="P4">Citologia</text:p>
      <text:p text:style-name="P6"/>
      <text:p text:style-name="P6">As células são consideradas as menores unidades vivas de um ser vivo. Elas podem estar isoladas ou unidas á outras células. Elas podem ser muito simples, sem a presença de um núcleo e organelas membranosas (estrutura celulares), ou mais complexas.</text:p>
      <text:p text:style-name="P6"/>
      <text:p text:style-name="P6">Todas as células serão delimitadas por uma membrana plasmática, contendo no seu interior uma solução coloidal e um material genético. Estas células podem variar de tamanho e formato, assumindo diversos papéis no organismo. Além disso, devem ser capaz de ter metabolismo e reproduzir. </text:p>
      <text:p text:style-name="P6"/>
      <text:p text:style-name="P3">Teoria celular</text:p>
      <text:p text:style-name="P2"/>
      <text:list xml:id="list710883534" text:style-name="L1">
        <text:list-item>
          <text:p text:style-name="P10">Todos os seres vivos são formados por células, ou seja, a célula é a unidade morfofisiológica de um ser vivo</text:p>
        </text:list-item>
        <text:list-item>
          <text:p text:style-name="P10">Toda célula surge de outra pré-existente. Assim podemos entender os casos de reprodução e hereditariedade</text:p>
        </text:list-item>
        <text:list-item>
          <text:p text:style-name="P10"><text:span text:style-name="Strong_20_Emphasis"><text:span text:style-name="T2">A célula é a menor unidade viva.</text:span></text:span><text:span text:style-name="T2"> Esta unidade é capaz de realizar reações para que esteja em homeostase. Este conjunto de reações necessárias para a vida se chama metabolismo </text:span></text:p>
        </text:list-item>
      </text:list>
      <text:p text:style-name="P11"/>
      <text:p text:style-name="P8">Componentes celulares</text:p>
      <text:p text:style-name="P13"/>
      <text:p text:style-name="P15">Núcleo</text:p>
      <text:p text:style-name="P19"/>
      <text:p text:style-name="P15">Nucleoide</text:p>
      <text:p text:style-name="P19"/>
      <text:p text:style-name="P15">Paredes celulares</text:p>
      <text:p text:style-name="P19"/>
      <text:p text:style-name="P15">Membrana Plasmática</text:p>
      <text:p text:style-name="P12"/>
      <text:p text:style-name="P12">Organelas celulares</text:p>
      <text:p text:style-name="P17"/>
      <text:p text:style-name="P7"><text:span text:style-name="T6">S</text:span><text:span text:style-name="T7">ão estruturas que se encontram dentro das células, mais precisamente dentro do citoplasma, </text:span><text:span text:style-name="T8">no</text:span><text:span text:style-name="T7"> qu</text:span><text:span text:style-name="T8">al</text:span><text:span text:style-name="T7"> é composto por um líquido gelatinoso, uma substância chamada citosol. </text:span><text:span text:style-name="T8">Cada organela possui uma função específica, </text:span><text:span text:style-name="T3">como se fossem nossos órgãos internos, digerem os alimentos, quebram as moléculas que precisam, excretam o que não é necessário, e assim por diante. </text:span><text:span text:style-name="T4">Abaixo algumas organelas:</text:span><text:span text:style-name="T3"> </text:span></text:p>
      <text:p text:style-name="P18"/>
      <text:p text:style-name="P14">Tipos de células</text:p>
      <text:p text:style-name="P20"/>
      <text:p text:style-name="P21">Existem diferentes tipos de células, que são classificadas principalmente em relação a presença ou não do núcleo e organelas membranosas.</text:p>
      <text:p text:style-name="P9"><text:span text:style-name="T1">Procarionte: São células mais primitivas e com uma estrutura mais simples, </text:span><text:span text:style-name="T13">abaixo algumas características, </text:span><text:span text:style-name="T14">estruturas e componentes</text:span><text:span text:style-name="T13"> </text:span><text:span text:style-name="T14">encontrados nas </text:span><text:span text:style-name="T13">células procariontes:</text:span></text:p>
      <text:list xml:id="list2476891307" text:style-name="L2">
        <text:list-item>
          <text:p text:style-name="P26"><text:soft-page-break/><text:span text:style-name="T9">São células bem menores e com estruturas mais simples, devido a sua estrutura mais simples, a reprodução de seres procariontes(a</text:span><text:span text:style-name="T1">rquea</text:span><text:span text:style-name="T13">s e bactérias) é mais rápida.</text:span></text:p>
        </text:list-item>
        <text:list-item>
          <text:p text:style-name="P22">Não possui um núcleo</text:p>
        </text:list-item>
        <text:list-item>
          <text:p text:style-name="P22">Não possui organelas membranosas</text:p>
        </text:list-item>
        <text:list-item>
          <text:p text:style-name="P27"><text:span text:style-name="T10">Ribossomos que </text:span><text:span text:style-name="T1">realizam a síntese de proteínas </text:span></text:p>
        </text:list-item>
        <text:list-item>
          <text:p text:style-name="P23">Organismos apenas unicelulares</text:p>
        </text:list-item>
        <text:list-item>
          <text:p text:style-name="P28"><text:span text:style-name="T11">Citoplasma e citosol. </text:span><text:span text:style-name="T5">O </text:span><text:span text:style-name="Strong_20_Emphasis"><text:span text:style-name="T12">citoplasma</text:span></text:span><text:span text:style-name="T5"> é uma região localizada, nas </text:span><text:a xlink:type="simple" xlink:href="https://brasilescola.uol.com.br/biologia/celulas-eucariontes.htm" text:style-name="Internet_20_link" text:visited-style-name="Visited_20_Internet_20_Link">células eucariontes</text:a><text:span text:style-name="T5">, entre a membrana plasmática e a membrana nuclear. Nas </text:span><text:a xlink:type="simple" xlink:href="https://brasilescola.uol.com.br/biologia/celulas-procariontes.htm" text:style-name="Internet_20_link" text:visited-style-name="Visited_20_Internet_20_Link">células procariontes</text:a><text:span text:style-name="T5">, como não possuem núcleo, o citoplasma corresponde à região interna da </text:span><text:a xlink:type="simple" xlink:href="https://brasilescola.uol.com.br/biologia/celula.htm" text:style-name="Internet_20_link" text:visited-style-name="Visited_20_Internet_20_Link">célula</text:a><text:span text:style-name="T5">. É no citoplasma que encontramos estruturas celulares denominadas </text:span><text:a xlink:type="simple" xlink:href="https://www.google.com/url?client=internal-element-cse&amp;cx=010178560479257371445:irhdoarfd3k&amp;q=https://brasilescola.uol.com.br/o-que-e/biologia/o-que-e-organela-celular.htm&amp;sa=U&amp;ved=2ahUKEwiYzI7CoLvrAhVrK7kGHWYDA9YQFjAAegQIARAB&amp;usg=AOvVaw37D6vop8r9L5wezsHM20y2" text:style-name="Internet_20_link" text:visited-style-name="Visited_20_Internet_20_Link">organelas</text:a><text:span text:style-name="T5"> bem como o citoesqueleto e inclusões lipídicas e grânulos de glicogênio. O espaço entre as organelas é denominado matriz citoplasmática ou citosol </text:span></text:p>
        </text:list-item>
        <text:list-item>
          <text:p text:style-name="P24">Membrana plasmática</text:p>
        </text:list-item>
        <text:list-item>
          <text:p text:style-name="P24">DNA como material genético</text:p>
        </text:list-item>
        <text:list-item>
          <text:p text:style-name="P24">DNA organizado como cromossomo circular único</text:p>
        </text:list-item>
        <text:list-item>
          <text:p text:style-name="P24">Fímbrias</text:p>
        </text:list-item>
        <text:list-item>
          <text:p text:style-name="P24">Flagelo</text:p>
        </text:list-item>
        <text:list-item>
          <text:p text:style-name="P24">Nucleóide</text:p>
        </text:list-item>
        <text:list-item>
          <text:p text:style-name="P24">Plasmídeo</text:p>
        </text:list-item>
        <text:list-item>
          <text:p text:style-name="P24">Parede celular</text:p>
        </text:list-item>
        <text:list-item>
          <text:p text:style-name="P24">Capsula</text:p>
          <text:p text:style-name="P25"/>
        </text:list-item>
      </text:list>
      <text:p text:style-name="P21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0-12-30T22:46:08.416000000</dc:date>
    <meta:editing-duration>PT6H55M17S</meta:editing-duration>
    <meta:editing-cycles>9</meta:editing-cycles>
    <meta:document-statistic meta:table-count="0" meta:image-count="0" meta:object-count="0" meta:page-count="2" meta:paragraph-count="34" meta:word-count="412" meta:character-count="2672" meta:non-whitespace-character-count="2307"/>
  </office:meta>
</office:document-meta>
</file>